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961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6.2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7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office:value-type="string">
            <text:p>Dag 3</text:p>
          </table:table-cell>
          <table:table-cell table:style-name="ce1" office:value-type="string">
            <text:p>Total Time Worked</text:p>
          </table:table-cell>
        </table:table-row>
        <table:table-row table:style-name="ro1">
          <table:table-cell office:value-type="string">
            <text:p>Skapa user interface för applikationen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öra klass för en medle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riva funktioner för att kunna öppna och spara medlemsregistre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riva funktioner för att kunna skapa en medle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riva funktioner för att kunna skriva ut alla medlemmar i registre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6])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9">
            <text:p>9</text:p>
          </table:table-cell>
          <table:table-cell table:style-name="ce1" table:formula="of:=SUM([.C2:.C6])" office:value-type="float" office:value="0">
            <text:p>0</text:p>
          </table:table-cell>
          <table:table-cell table:style-name="ce1" table:formula="of:=SUM([.D2:.D6])" office:value-type="float" office:value="0">
            <text:p>0</text:p>
          </table:table-cell>
          <table:table-cell table:formula="of:=SUM([.E2:.E6])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>
            <draw:frame table:end-cell-address="Sheet1.F32" table:end-x="0.111cm" table:end-y="0.413cm" draw:z-index="0" draw:style-name="gr1" draw:text-style-name="P1" svg:width="15.999cm" svg:height="8.999cm" svg:x="1.967cm" svg:y="0.447cm">
              <draw:object draw:notify-on-update-of-ranges="Sheet1.A7:Sheet1.A7 Sheet1.B7:Sheet1.E7 Sheet1.A8:Sheet1.A8 Sheet1.B8:Sheet1.E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2014-01-04</text:date>, <text:time>19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15:53:00.04</meta:creation-date>
    <dc:date>2014-01-04T19:11:07.55</dc:date>
    <meta:editing-duration>PT2H22M2S</meta:editing-duration>
    <meta:editing-cycles>3</meta:editing-cycles>
    <meta:generator>OpenOffice/4.0.1$Win32 OpenOffice.org_project/401m5$Build-9714</meta:generator>
    <meta:document-statistic meta:table-count="3" meta:cell-count="4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56cm" svg:y="0.316cm" chart:style-name="ch2">
          <text:p>Burndown Chart</text:p>
        </chart:title>
        <chart:legend chart:legend-position="end" svg:x="13.545cm" svg:y="3.926cm" style:legend-expansion="high" chart:style-name="ch3"/>
        <chart:plot-area chart:style-name="ch4" table:cell-range-address="Sheet1.A7:Sheet1.E8" chart:data-source-has-labels="column" svg:x="1.358cm" svg:y="1.635cm" svg:width="11.547cm" svg:height="6.177cm">
          <chartooo:coordinate-region svg:x="1.979cm" svg:y="1.847cm" svg:width="10.832cm" svg:height="5.292cm"/>
          <chart:axis chart:dimension="x" chart:name="primary-x" chart:style-name="ch5">
            <chart:title svg:x="4.838cm" svg:y="7.993cm" chart:style-name="ch6">
              <text:p>Dagar (2 = första arbetsdagen)</text:p>
            </chart:title>
          </chart:axis>
          <chart:axis chart:dimension="y" chart:name="primary-y" chart:style-name="ch5">
            <chart:title svg:x="0.451cm" svg:y="5.349cm" chart:style-name="ch7">
              <text:p>Timmar</text:p>
            </chart:title>
            <chart:grid chart:style-name="ch8" chart:class="major"/>
          </chart:axis>
          <chart:series chart:style-name="ch9" chart:values-cell-range-address="Sheet1.B7:Sheet1.E7" chart:label-cell-address="Sheet1.A7:Sheet1.A7" chart:class="chart:line">
            <chart:data-point chart:repeated="4"/>
          </chart:series>
          <chart:series chart:style-name="ch10" chart:values-cell-range-address="Sheet1.B8:Sheet1.E8" chart:label-cell-address="Sheet1.A8:Sheet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7:Sheet1.A7</svg:desc>
                </draw:g>
              </table:table-cell>
              <table:table-cell office:value-type="float" office:value="9">
                <text:p>9</text:p>
                <draw:g>
                  <svg:desc>Sheet1.B7:Sheet1.E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B8:Sheet1.E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